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304c" officeooo:paragraph-rsid="00123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st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urrill</meta:initial-creator>
    <meta:creation-date>2018-03-07T23:42:53.827438176</meta:creation-date>
    <meta:generator>LibreOffice/5.4.5.1$Linux_X86_64 LibreOffice_project/40m0$Build-1</meta:generator>
    <dc:date>2018-03-07T23:44:31.713203286</dc:date>
    <dc:creator>Ben Burrill</dc:creator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</office:meta>
</office:document-meta>
</file>